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13.229cm"/>
    </style:style>
    <style:style style:name="co3" style:family="table-column">
      <style:table-column-properties fo:break-before="auto" style:column-width="15.076cm"/>
    </style:style>
    <style:style style:name="co4" style:family="table-column">
      <style:table-column-properties fo:break-before="auto" style:column-width="11.132cm"/>
    </style:style>
    <style:style style:name="co5" style:family="table-column">
      <style:table-column-properties fo:break-before="auto" style:column-width="21.62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9cm" fo:break-before="auto" style:use-optimal-row-height="true"/>
    </style:style>
    <style:style style:name="ro2" style:family="table-row">
      <style:table-row-properties style:row-height="0.418cm" fo:break-before="auto" style:use-optimal-row-height="true"/>
    </style:style>
    <style:style style:name="ro3" style:family="table-row">
      <style:table-row-properties style:row-height="0.406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number-columns-repeated="252" table:default-cell-style-name="Default"/>
        <table:table-column table:style-name="co7" table:number-columns-repeated="767" table:default-cell-style-name="Default"/>
        <table:table-row table:style-name="ro1">
          <table:table-cell table:style-name="ce1" office:value-type="string">
            <text:p>Magnimaster Gold </text:p>
          </table:table-cell>
          <table:table-cell table:style-name="ce2" office:value-type="string">
            <text:p>Meny-språk, bokmål:</text:p>
          </table:table-cell>
          <table:table-cell table:style-name="ce2" office:value-type="string">
            <text:p>Oversett til sør-samisk:</text:p>
          </table:table-cell>
          <table:table-cell table:style-name="ce2" office:value-type="string">
            <text:p>Kommentar</text:p>
          </table:table-cell>
          <table:table-cell table:style-name="ce2" office:value-type="string">
            <text:p>Definisjon:</text:p>
          </table:table-cell>
          <table:table-cell table:number-columns-repeated="1019"/>
        </table:table-row>
        <table:table-row table:style-name="ro2">
          <table:table-cell office:value-type="string">
            <text:p>DATA</text:p>
          </table:table-cell>
          <table:table-cell office:value-type="string">
            <text:p>&amp;Oppsett</text:p>
          </table:table-cell>
          <table:table-cell table:style-name="ce5" office:value-type="string">
            <text:p>öörneme <text:s/><text:span text:style-name="T1">tseegkeldihkie – satt opp, tseegkeme el. tseegkie</text:span></text:p>
          </table:table-cell>
          <table:table-cell table:style-name="ce3" office:value-type="string">
            <text:p>öörneme, tseegkeldihkie</text:p>
          </table:table-cell>
          <table:table-cell office:value-type="string">
            <text:p>Arrangement av data eller utstyrenheter for å løse et spesielt problem 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åpne...</text:p>
          </table:table-cell>
          <table:table-cell office:value-type="string">
            <text:p>rihpesth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agre</text:p>
          </table:table-cell>
          <table:table-cell office:value-type="string">
            <text:p>vöörhkh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agre som...</text:p>
          </table:table-cell>
          <table:table-cell office:value-type="string">
            <text:p>vöörhkh goh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 table:number-columns-repeated="4"/>
          <table:table-cell office:value-type="string">
            <text:p>Interface : grense mlm. To funksjonsenheter som er definert gjennom funksjonskarakteristikker. Begrepet omfatter spesifikasjoner av forbindelsen mellom to utstyrenheter med forskjellige funksjoner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Vis bakgrunnsbilde</text:p>
          </table:table-cell>
          <table:table-cell office:value-type="string">
            <text:p>vuesehth duekieguvviem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enyfarger...</text:p>
          </table:table-cell>
          <table:table-cell office:value-type="string">
            <text:p>provgrammveeljemeklaerie</text:p>
          </table:table-cell>
          <table:table-cell office:value-type="string">
            <text:p>välj konsekvent antingen provgramme- el. provgramm-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enyspråk...</text:p>
          </table:table-cell>
          <table:table-cell office:value-type="string">
            <text:p>provgrammveeljemegïele</text:p>
          </table:table-cell>
          <table:table-cell office:value-type="string">
            <text:p>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Hjelp</text:p>
          </table:table-cell>
          <table:table-cell office:value-type="string">
            <text:p>viehki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Om</text:p>
          </table:table-cell>
          <table:table-cell office:value-type="string">
            <text:p>bïjre – Man bijre </text:p>
          </table:table-cell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mporter / eksporter program...</text:p>
          </table:table-cell>
          <table:table-cell office:value-type="string">
            <text:p>buekth/sietieh provgrammem</text:p>
          </table:table-cell>
          <table:table-cell table:style-name="ce9" office:value-type="string">
            <text:p>buektieh/seedth. Många olika ord används i listan för exportera och importera, välj ett och var konsekvent.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ruker leselist </text:p>
          </table:table-cell>
          <table:table-cell office:value-type="string">
            <text:p>??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&amp;Velg program</text:p>
          </table:table-cell>
          <table:table-cell office:value-type="string">
            <text:p>veeljh provgrammem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&amp;Editor</text:p>
          </table:table-cell>
          <table:table-cell table:style-name="ce6" office:value-type="string">
            <text:p>teekste-öörnije/teekste-hammoehtæjja </text:p>
            <text:p>seamma goh: redaktööre/ deajvoehtæjja</text:p>
            <text:p/>
            <text:p/>
          </table:table-cell>
          <table:table-cell office:value-type="string">
            <text:p>*</text:p>
          </table:table-cell>
          <table:table-cell office:value-type="string">
            <text:p>tekstredigerer : program som setter brukeren i stand til å lage og endre tekst. 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&amp;Parameterverdier</text:p>
          </table:table-cell>
          <table:table-cell table:style-name="ce7" office:value-type="string">
            <text:p>Parameterevierhtieh</text:p>
          </table:table-cell>
          <table:table-cell office:value-type="string">
            <text:p>ok</text:p>
          </table:table-cell>
          <table:table-cell office:value-type="string">
            <text:p>parameter : variabel som er tildelt en konstant verdi for en bestemt anvendelse, og som kan karakterisere denne anvendelsen. –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&amp;Kjør program</text:p>
          </table:table-cell>
          <table:table-cell office:value-type="string">
            <text:p>vuejehth programmem</text:p>
          </table:table-cell>
          <table:table-cell office:value-type="string">
            <text:p>*</text:p>
          </table:table-cell>
          <table:table-cell office:value-type="string">
            <text:p>Sette i gang program: <text:s text:c="2"/>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&amp;Avslutt</text:p>
          </table:table-cell>
          <table:table-cell office:value-type="string">
            <text:p>orrijh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Tekst: Størrelse og farge</text:p>
          </table:table-cell>
          <table:table-cell office:value-type="string">
            <text:p>teekste: Man stoerre jih Mageres klaerie </text:p>
          </table:table-cell>
          <table:table-cell office:value-type="string">
            <text:p>mageres - magkeras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Or&amp;drekkefølge</text:p>
          </table:table-cell>
          <table:table-cell office:value-type="string">
            <text:p>baakoe-öörnem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Ordnet</text:p>
          </table:table-cell>
          <table:table-cell office:value-type="string">
            <text:p>öörneme <text:s/></text:p>
          </table:table-cell>
          <table:table-cell office:value-type="string">
            <text:p>öörneldihkie</text:p>
          </table:table-cell>
          <table:table-cell office:value-type="string">
            <text:p>order : plassere elementer på en måte som oppfyller visse vilkår . eks: alfabetisering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ilfeldig</text:p>
          </table:table-cell>
          <table:table-cell table:style-name="ce5" office:value-type="string">
            <text:p>dohkh diekie <text:s text:c="2"/><text:span text:style-name="T1">dïlles = tilfeldig (iflg. Nils O. Kappfjells skrifter)</text:span></text:p>
          </table:table-cell>
          <table:table-cell office:value-type="string">
            <text:p>* dïlles kolliderar med ordboken betydelse</text:p>
          </table:table-cell>
          <table:table-cell office:value-type="string">
            <text:p>i hytt og vær 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Ord&amp;bilde</text:p>
          </table:table-cell>
          <table:table-cell office:value-type="string">
            <text:p>Baakoe jïh guvvi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om skrevet</text:p>
          </table:table-cell>
          <table:table-cell office:value-type="string">
            <text:p>guktie tjaaleme</text:p>
          </table:table-cell>
          <table:table-cell office:value-type="string">
            <text:p>behövs ses i ett sammanhan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TORE BOKSTAVER</text:p>
          </table:table-cell>
          <table:table-cell office:value-type="string">
            <text:p>STOERRE BAAKOEH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tor Forbokstav</text:p>
          </table:table-cell>
          <table:table-cell office:value-type="string">
            <text:p>stoerre åvtelhbaakoe</text:p>
          </table:table-cell>
          <table:table-cell office:value-type="string">
            <text:p>stoerre åvtelbaako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ids&amp;innstillinger (i sekunder)</text:p>
          </table:table-cell>
          <table:table-cell table:style-name="ce8" office:value-type="string">
            <text:p>Tijjem bïejedh (tsihkiej mietie)</text:p>
          </table:table-cell>
          <table:table-cell office:value-type="string">
            <text:p>*</text:p>
          </table:table-cell>
          <table:table-cell office:value-type="string">
            <text:p>innstilling: graden av nøyaktighet i posisjoneringen av et bilde til et annet bilde basert på visse geometriske skiftoperasjoner slik som rotasjon, forflytting eller forstørring <text:s/>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Tekstidentifisering</text:p>
          </table:table-cell>
          <table:table-cell office:value-type="string">
            <text:p>teekstevæhta/teekstemierke?<text:span text:style-name="T1"> (Ns. v. dovdát, el. identifiséret)</text:span></text:p>
          </table:table-cell>
          <table:table-cell office:value-type="string">
            <text:p>*</text:p>
          </table:table-cell>
          <table:table-cell office:value-type="string">
            <text:p>identifikator : kjennemerke - <text:s/>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ildeidentifisering</text:p>
          </table:table-cell>
          <table:table-cell office:value-type="string">
            <text:p>Guvvievæhta/ guvviemierke? </text:p>
          </table:table-cell>
          <table:table-cell office:value-type="string">
            <text:p>*</text:p>
          </table:table-cell>
          <table:table-cell office:value-type="string">
            <text:p>identifikator : kjennemerke - <text:s/>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ause etter tekst <text:s text:c="53"/></text:p>
          </table:table-cell>
          <table:table-cell office:value-type="string">
            <text:p>Lïegkesth teeksten mænngan</text:p>
          </table:table-cell>
          <table:table-cell office:value-type="string">
            <text:p>alternativ till lïegkesth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ause etter bilde</text:p>
          </table:table-cell>
          <table:table-cell office:value-type="string">
            <text:p>Lïegkesth guvvien mænngan </text:p>
          </table:table-cell>
          <table:table-cell office:value-type="string">
            <text:p>se ov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ause etter tale</text:p>
          </table:table-cell>
          <table:table-cell office:value-type="string">
            <text:p>Lïegkesth tjoejenassen mænngan </text:p>
          </table:table-cell>
          <table:table-cell office:value-type="string">
            <text:p>tjoejenassen - tjoejen + se ov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ause etter skriveøvelse</text:p>
          </table:table-cell>
          <table:table-cell office:value-type="string">
            <text:p>Lïegkesth tjaelemelierehtimmien mænngan </text:p>
          </table:table-cell>
          <table:table-cell office:value-type="string">
            <text:p>tjaelemelierehtimmien - tjaeleme-lierehtimmien + se ov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Rekkefølge</text:p>
          </table:table-cell>
          <table:table-cell office:value-type="string">
            <text:p>öörneme</text:p>
          </table:table-cell>
          <table:table-cell office:value-type="string">
            <text:p>ok</text:p>
          </table:table-cell>
          <table:table-cell office:value-type="string">
            <text:p>Rekkefølge : følge/orden/ <text:s/>- <text:s/>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Tekst</text:p>
          </table:table-cell>
          <table:table-cell office:value-type="string">
            <text:p>teekst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yd</text:p>
          </table:table-cell>
          <table:table-cell office:value-type="string">
            <text:p>tjoej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ilde</text:p>
          </table:table-cell>
          <table:table-cell office:value-type="string">
            <text:p>guvvi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kriveøvelse</text:p>
          </table:table-cell>
          <table:table-cell office:value-type="string">
            <text:p>tjaelemelierehtimmie</text:p>
          </table:table-cell>
          <table:table-cell office:value-type="string">
            <text:p>tjaeleme-lierehtimmi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V</text:p>
          </table:table-cell>
          <table:table-cell office:value-type="string">
            <text:p>Orrejh</text:p>
          </table:table-cell>
          <table:table-cell office:value-type="string">
            <text:p>orrijh + jfr rad 63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G&amp;ruppe</text:p>
          </table:table-cell>
          <table:table-cell office:value-type="string">
            <text:p>Tjïerte/ dåehkie </text:p>
          </table:table-cell>
          <table:table-cell office:value-type="string">
            <text:p>dåehki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gra&amp;m</text:p>
          </table:table-cell>
          <table:table-cell office:value-type="string">
            <text:p>provgramm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eny farger</text:p>
          </table:table-cell>
          <table:table-cell office:value-type="string">
            <text:p>provgrammveeljeme klaerieh</text:p>
          </table:table-cell>
          <table:table-cell office:value-type="string">
            <text:p>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Tekst</text:p>
          </table:table-cell>
          <table:table-cell office:value-type="string">
            <text:p>teekst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Bakgrunn</text:p>
          </table:table-cell>
          <table:table-cell office:value-type="string">
            <text:p>duekie</text:p>
          </table:table-cell>
          <table:table-cell office:value-type="string">
            <text:p>behövs ett efterled i anslutning till dueki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ekst&amp;felt</text:p>
          </table:table-cell>
          <table:table-cell office:value-type="string">
            <text:p>teekste&amp;</text:p>
          </table:table-cell>
          <table:table-cell office:value-type="string">
            <text:p>ofullständi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Ramme</text:p>
          </table:table-cell>
          <table:table-cell table:style-name="ce8" office:value-type="string">
            <text:p>mierie</text:p>
          </table:table-cell>
          <table:table-cell office:value-type="string">
            <text:p>*</text:p>
          </table:table-cell>
          <table:table-cell office:value-type="string">
            <text:p>frame : 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&amp;OK</text:p>
          </table:table-cell>
          <table:table-cell office:value-type="string">
            <text:p>Nov amma! Eller OK!</text:p>
          </table:table-cell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Avbryt</text:p>
          </table:table-cell>
          <table:table-cell office:value-type="string">
            <text:p>Orrejh!</text:p>
          </table:table-cell>
          <table:table-cell office:value-type="string">
            <text:p>orrijh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elg språk</text:p>
          </table:table-cell>
          <table:table-cell office:value-type="string">
            <text:p>veeljh gïelem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ekst&amp;størrelse</text:p>
          </table:table-cell>
          <table:table-cell office:value-type="string">
            <text:p>teekste jih ”størrelse”</text:p>
          </table:table-cell>
          <table:table-cell office:value-type="string">
            <text:p>teekste jïh ståaro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gyldige verdier for tidsinnstillinger</text:p>
          </table:table-cell>
          <table:table-cell table:style-name="ce8" office:value-type="string">
            <text:p>Miste tijjem tjaalem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gyldig rekkefølge</text:p>
          </table:table-cell>
          <table:table-cell table:style-name="ce8" office:value-type="string">
            <text:p>Miste öörnem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eil parameter</text:p>
          </table:table-cell>
          <table:table-cell table:style-name="ce8" office:value-type="string">
            <text:p>Miste parameterem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kriv navn på oppsett</text:p>
          </table:table-cell>
          <table:table-cell office:value-type="string">
            <text:p>Tjaelieh öörnemen nommem 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elg oppsett</text:p>
          </table:table-cell>
          <table:table-cell office:value-type="string">
            <text:p>Veeljh öörnemem 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gyldig tegn</text:p>
          </table:table-cell>
          <table:table-cell table:style-name="ce8" office:value-type="string">
            <text:p>Miste væhtam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Reservert tegn for Windows i filnavn</text:p>
          </table:table-cell>
          <table:table-cell table:style-name="ce8" office:value-type="string">
            <text:p>Sjïere Windows-væhtam fijlenommesn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gyldig navn</text:p>
          </table:table-cell>
          <table:table-cell table:style-name="ce8" office:value-type="string">
            <text:p>Miste nommem tjaalem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ilnavn i bruk av annet oppsett</text:p>
          </table:table-cell>
          <table:table-cell table:style-name="ce8" office:value-type="string">
            <text:p>Fijlenomme joe lea utnesovveme</text:p>
          </table:table-cell>
          <table:table-cell office:value-type="string">
            <text:p>utnesovveme - åtnasovve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tartoppsett</text:p>
          </table:table-cell>
          <table:table-cell table:style-name="ce8" office:value-type="string">
            <text:p>Aalkoeöörnem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u kan ikke overskrive startoppsettet, velg lagre som...</text:p>
          </table:table-cell>
          <table:table-cell office:value-type="string">
            <text:p>vöörhkh goh</text:p>
          </table:table-cell>
          <table:table-cell office:value-type="string">
            <text:p>ofullständi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s/>Valgt oppsett</text:p>
          </table:table-cell>
          <table:table-cell table:style-name="ce8" office:value-type="string">
            <text:p>Öörnemem mij veeljeme</text:p>
          </table:table-cell>
          <table:table-cell office:value-type="string">
            <text:p>öörneme veeljesovve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v</text:p>
          </table:table-cell>
          <table:table-cell office:value-type="string">
            <text:p>galhkh </text:p>
          </table:table-cell>
          <table:table-cell office:value-type="string">
            <text:p>jfr rad 39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is bilde i fullskjerm</text:p>
          </table:table-cell>
          <table:table-cell office:value-type="string">
            <text:p>vuesehth guvviem stoerreguvvesne</text:p>
          </table:table-cell>
          <table:table-cell office:value-type="string">
            <text:p>vuesehth ållesguvviem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ngler program- eller gruppevalg</text:p>
          </table:table-cell>
          <table:table-cell office:value-type="string">
            <text:p>provgramme fååtese- jallh dåehkieveeljeme</text:p>
          </table:table-cell>
          <table:table-cell table:style-name="ce3" office:value-type="string">
            <text:p>provgramme jallh dåehkieveeljeme fååtese + 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Fil ikke funnet</text:p>
          </table:table-cell>
          <table:table-cell office:value-type="string">
            <text:p>fijlh gaarvanamme 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ølgende filer ble ikke funnet (forsøk å sette inn Magnimaster CD-Rom)</text:p>
          </table:table-cell>
          <table:table-cell table:style-name="ce8" office:value-type="string">
            <text:p>Daejtie fijlide gaarvanamme (voejhkelh Magnimaster CD-Romem bï<text:span text:style-name="T2">ejedh)</text:span></text:p>
          </table:table-cell>
          <table:table-cell table:style-name="ce9" office:value-type="string">
            <text:p>Daah fijlh gaarvanamme (voejkelh Magnimaster CD-Romem bïejedh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DITOR</text:p>
          </table:table-cell>
          <table:table-cell office:value-type="string">
            <text:p>teekste-öörnije /teekste-hammoehtæjja </text:p>
          </table:table-cell>
          <table:table-cell table:style-name="ce9"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ytt program</text:p>
          </table:table-cell>
          <table:table-cell office:value-type="string">
            <text:p>orre provgramme</text:p>
          </table:table-cell>
          <table:table-cell table:style-name="ce9" office:value-type="string">
            <text:p>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Ny gruppe</text:p>
          </table:table-cell>
          <table:table-cell office:value-type="string">
            <text:p>orre tjïerte</text:p>
          </table:table-cell>
          <table:table-cell table:style-name="ce9" office:value-type="string">
            <text:p>orre dåehki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lett program</text:p>
          </table:table-cell>
          <table:table-cell office:value-type="string">
            <text:p>sliejhtieh provgrammem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lett gruppe</text:p>
          </table:table-cell>
          <table:table-cell office:value-type="string">
            <text:p>sliejhtieh tjïertem</text:p>
          </table:table-cell>
          <table:table-cell table:style-name="ce9" office:value-type="string">
            <text:p>tjïertem - dåehkiem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tart editor</text:p>
          </table:table-cell>
          <table:table-cell table:style-name="ce8" office:value-type="string">
            <text:p>Juhtehth deajvoehtæjjam</text:p>
          </table:table-cell>
          <table:table-cell table:style-name="ce9"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Programnavn</text:p>
          </table:table-cell>
          <table:table-cell office:value-type="string">
            <text:p>provgrammenomme</text:p>
          </table:table-cell>
          <table:table-cell table:style-name="ce9" office:value-type="string">
            <text:p>använd bindestreck + 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Gruppenavn</text:p>
          </table:table-cell>
          <table:table-cell office:value-type="string">
            <text:p>tjïertenomme</text:p>
          </table:table-cell>
          <table:table-cell table:style-name="ce9" office:value-type="string">
            <text:p>dåehkie-nom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Kort</text:p>
          </table:table-cell>
          <table:table-cell table:style-name="ce8" office:value-type="string">
            <text:p>Kåarhte/ åenehks?</text:p>
          </table:table-cell>
          <table:table-cell table:style-name="ce9" office:value-type="string">
            <text:p>i vilket sammanhang?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Tekst</text:p>
          </table:table-cell>
          <table:table-cell office:value-type="string">
            <text:p>teekste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Lyd</text:p>
          </table:table-cell>
          <table:table-cell office:value-type="string">
            <text:p>tjoeje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Bilde</text:p>
          </table:table-cell>
          <table:table-cell office:value-type="string">
            <text:p>guvvie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Hent lyd</text:p>
          </table:table-cell>
          <table:table-cell office:value-type="string">
            <text:p>vïedtjh tjoejem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pill av l&amp;yd</text:p>
          </table:table-cell>
          <table:table-cell office:value-type="string">
            <text:p>tjoejehth! 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H&amp;ent bilde</text:p>
          </table:table-cell>
          <table:table-cell office:value-type="string">
            <text:p>vïedtjh guvviem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Slett</text:p>
          </table:table-cell>
          <table:table-cell office:value-type="string">
            <text:p>sliejhtieh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Nytt</text:p>
          </table:table-cell>
          <table:table-cell office:value-type="string">
            <text:p>orre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Bildefil ikke funnet.</text:p>
          </table:table-cell>
          <table:table-cell office:value-type="string">
            <text:p>guvviefijlem garvanamme</text:p>
          </table:table-cell>
          <table:table-cell table:style-name="ce9" office:value-type="string">
            <text:p>garvanamme - gaarvanam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Lydfil ikke funnet.</text:p>
          </table:table-cell>
          <table:table-cell office:value-type="string">
            <text:p>tjoejefijlem garvanamme </text:p>
          </table:table-cell>
          <table:table-cell table:style-name="ce9" office:value-type="string">
            <text:p>garvanamme - gaarvanam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grammet finnes fra før</text:p>
          </table:table-cell>
          <table:table-cell office:value-type="string">
            <text:p>provgramme aeriebistie gååvnese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gramnavn mangler</text:p>
          </table:table-cell>
          <table:table-cell office:value-type="string">
            <text:p>provgrammenomme fååtese</text:p>
          </table:table-cell>
          <table:table-cell table:style-name="ce9" office:value-type="string">
            <text:p>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Gruppen finnes fra før</text:p>
          </table:table-cell>
          <table:table-cell office:value-type="string">
            <text:p>tjïerte aeriebistie gååvnese</text:p>
          </table:table-cell>
          <table:table-cell table:style-name="ce9" office:value-type="string">
            <text:p>tjïerte - dåehki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Gruppenavn mangler</text:p>
          </table:table-cell>
          <table:table-cell office:value-type="string">
            <text:p>tjïertenomme fååtese</text:p>
          </table:table-cell>
          <table:table-cell table:style-name="ce9" office:value-type="string">
            <text:p>tjïerte - dåehki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s/>Valgt program</text:p>
          </table:table-cell>
          <table:table-cell office:value-type="string">
            <text:p>veeljeme provgrammem</text:p>
          </table:table-cell>
          <table:table-cell table:style-name="ce9" office:value-type="string">
            <text:p>provgramme veeljesovve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<text:s/>Valgt gruppe</text:p>
          </table:table-cell>
          <table:table-cell office:value-type="string">
            <text:p>veeljeme tjïerte</text:p>
          </table:table-cell>
          <table:table-cell table:style-name="ce9" office:value-type="string">
            <text:p>dåehkie veeljesovve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pill inn lyd</text:p>
          </table:table-cell>
          <table:table-cell table:style-name="ce8" office:value-type="string">
            <text:p>Tjoejem dibrehth</text:p>
          </table:table-cell>
          <table:table-cell table:style-name="ce9"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il du slette?</text:p>
          </table:table-cell>
          <table:table-cell office:value-type="string">
            <text:p>sijhth sliejhtedh?</text:p>
          </table:table-cell>
          <table:table-cell table:style-name="ce9" office:value-type="string">
            <text:p>sïjhth sliejhtedh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Slette</text:p>
          </table:table-cell>
          <table:table-cell office:value-type="string">
            <text:p>sliejhtieh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elkommen til Magnimaster importør / </text:p>
          </table:table-cell>
          <table:table-cell office:value-type="string">
            <text:p>Buerie båateme Magnimaster ”importöör” eller guelmiedahkese- eller bare ”importöörese”</text:p>
          </table:table-cell>
          <table:table-cell/>
          <table:table-cell office:value-type="string">
            <text:p>Importere: kopiere eller omforme data fra et standardformat til et programavhengig format slik at dataene kan leses av dette programmet. <text:s/>– Guelmiedidh – kopiere <text:s/>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Eksportør</text:p>
          </table:table-cell>
          <table:table-cell office:value-type="string">
            <text:p>daata- jeatjadehteme? – eller bare ”eksportööre” <text:s/></text:p>
          </table:table-cell>
          <table:table-cell table:style-name="ce9" office:value-type="string">
            <text:p>se rad 12</text:p>
          </table:table-cell>
          <table:table-cell office:value-type="string">
            <text:p>Eksportere : kopiere eller omforme data fra et programavhengig format <text:s/>til et standard format slik at dataene kan leses av andre programmer 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&amp;Eksport valg...</text:p>
          </table:table-cell>
          <table:table-cell office:value-type="string">
            <text:p>Jeatjadehtedh veeljemem? </text:p>
          </table:table-cell>
          <table:table-cell table:style-name="ce9"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Import valg...</text:p>
          </table:table-cell>
          <table:table-cell office:value-type="string">
            <text:p>Guelmiedidh veeljemem? </text:p>
          </table:table-cell>
          <table:table-cell table:style-name="ce9"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Tilbake til hovedmeny</text:p>
          </table:table-cell>
          <table:table-cell office:value-type="string">
            <text:p>Bååstede åejviemenyese</text:p>
          </table:table-cell>
          <table:table-cell table:style-name="ce9" office:value-type="string">
            <text:p>jfr rad 8, välj ett ord för meny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1: Velg et eksisterende program fra listen:</text:p>
          </table:table-cell>
          <table:table-cell office:value-type="string">
            <text:p>Veeljh programmem maam gååvnese</text:p>
          </table:table-cell>
          <table:table-cell table:style-name="ce9" office:value-type="string">
            <text:p>maam - mij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kluder &amp;lydfiler</text:p>
          </table:table-cell>
          <table:table-cell office:value-type="string">
            <text:p>Vaeltieh meatan &amp; tjoejefijlh 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kluder &amp;bildefiler</text:p>
          </table:table-cell>
          <table:table-cell office:value-type="string">
            <text:p>Vaeltieh meatan &amp; guvviefijlh </text:p>
          </table:table-cell>
          <table:table-cell table:style-name="ce9"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2: Navngi eksportmappe:</text:p>
          </table:table-cell>
          <table:table-cell office:value-type="string">
            <text:p>Nommedehtieh eksporteveaskoem </text:p>
          </table:table-cell>
          <table:table-cell table:style-name="ce9"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&amp;3: Velg eksport destinasjon</text:p>
          </table:table-cell>
          <table:table-cell office:value-type="string">
            <text:p>Veeljh gåabph eksporteredh</text:p>
          </table:table-cell>
          <table:table-cell table:style-name="ce9"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elg &amp;importmappe:</text:p>
          </table:table-cell>
          <table:table-cell office:value-type="string">
            <text:p>Veeljh</text:p>
          </table:table-cell>
          <table:table-cell table:style-name="ce9" office:value-type="string">
            <text:p>ofullständig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elg &amp;målmappe for lyd og bildefiler:</text:p>
          </table:table-cell>
          <table:table-cell office:value-type="string">
            <text:p>Veeljh &amp; ulmieveaskoe tjoeje jïh guvviefijlese</text:p>
          </table:table-cell>
          <table:table-cell table:style-name="ce9" office:value-type="string">
            <text:p>veeljh ulmieveaskoem tjoeje jïh guvviefijlese 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mport feil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algte mappe inneholder ikke et Magnimaster program</text:p>
          </table:table-cell>
          <table:table-cell office:value-type="string">
            <text:p>Ij leah veaskosne <text:s/>Magnimaster Provgramme</text:p>
          </table:table-cell>
          <table:table-cell office:value-type="string">
            <text:p>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gram duplikat:</text:p>
          </table:table-cell>
          <table:table-cell office:value-type="string">
            <text:p>Provgrammen guelmiedahke </text:p>
          </table:table-cell>
          <table:table-cell office:value-type="string">
            <text:p>se rad 8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gnimaster har endret ditt programnavn til</text:p>
          </table:table-cell>
          <table:table-cell office:value-type="string">
            <text:p>Magnimaster lea jeatjadahteme dov programmenommem ...</text:p>
          </table:table-cell>
          <table:table-cell office:value-type="string">
            <text:p>ord för editor + jijtje - jïjtj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ette navnet kan endres manuelt i program editoren.</text:p>
          </table:table-cell>
          <table:table-cell office:value-type="string">
            <text:p>Daam nommem maahta jijtje teekste-öörnijesne jeatjadehtedh <text:s/></text:p>
          </table:table-cell>
          <table:table-cell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mport bekreftelse</text:p>
          </table:table-cell>
          <table:table-cell office:value-type="string">
            <text:p>Importe-dåahkasjimmie </text:p>
          </table:table-cell>
          <table:table-cell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Vellykket program import.</text:p>
          </table:table-cell>
          <table:table-cell office:value-type="string">
            <text:p>Hijvenlaakan provgrammem guelmiedamme </text:p>
          </table:table-cell>
          <table:table-cell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kluderte lydfiler ble utelatt.</text:p>
          </table:table-cell>
          <table:table-cell office:value-type="string">
            <text:p>Tjoejefijlh mah meatan, ålkoestamme </text:p>
          </table:table-cell>
          <table:table-cell office:value-type="string">
            <text:p>annat ord för utelatt än ålkoestam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kluderte bildefiler ble utelatt.</text:p>
          </table:table-cell>
          <table:table-cell office:value-type="string">
            <text:p>Guvviefijlh mah meatan, ålkoestamme <text:s/></text:p>
          </table:table-cell>
          <table:table-cell office:value-type="string">
            <text:p>se raden ova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kluderte lydfiler ble plassert på din harddisk</text:p>
          </table:table-cell>
          <table:table-cell office:value-type="string">
            <text:p>Tjoejefijlh mah meatan, daata-våarhkoesæjjan bïejesovvi 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u kan trygt slette lydfilene fra din import mappe.</text:p>
          </table:table-cell>
          <table:table-cell office:value-type="string">
            <text:p>Maahtah tjoejefijlide dov importe-veaskoste slijhtedh </text:p>
          </table:table-cell>
          <table:table-cell office:value-type="string">
            <text:p>slijhtedh - sliejhtedh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kluderte bildefiler ble plassert på din harddisk.</text:p>
          </table:table-cell>
          <table:table-cell office:value-type="string">
            <text:p>Guvviefijlh mah meatan, daata-våarhkoesæjjan bïejesovvi 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u kan trygt slette bildefilene fra din import mappe.</text:p>
          </table:table-cell>
          <table:table-cell office:value-type="string">
            <text:p>Maahtah guvviefijlide dov importe-veaskoste slijhtedh</text:p>
          </table:table-cell>
          <table:table-cell office:value-type="string">
            <text:p>slijhtedh - sliejhtedh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ppe duplikat:</text:p>
          </table:table-cell>
          <table:table-cell office:value-type="string">
            <text:p>Veaskoen guelmiedahke 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gnimaster har endret mappenavnet. Det er anbefalt å beholde dette navnet.</text:p>
          </table:table-cell>
          <table:table-cell office:value-type="string">
            <text:p>Magnimaster veaskoen-nommem jeatjadehteme. </text:p>
          </table:table-cell>
          <table:table-cell office:value-type="string">
            <text:p>reatjadehteme - jeatjadahte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ksport feil</text:p>
          </table:table-cell>
          <table:table-cell office:value-type="string">
            <text:p>Eksporte båajhtode / mïste </text:p>
          </table:table-cell>
          <table:table-cell office:value-type="string">
            <text:p>(export) lea båajhtode + 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ksport mappe eksisterer fra før. Velg et annet navn</text:p>
          </table:table-cell>
          <table:table-cell office:value-type="string">
            <text:p>Eksporteveaskoe aarebistie gååvnese. Veeljh jeatja nommem. </text:p>
          </table:table-cell>
          <table:table-cell office:value-type="string">
            <text:p>aarebistie - aeriebistie + 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Du må velge et program og et navn for eksport mappen</text:p>
          </table:table-cell>
          <table:table-cell office:value-type="string">
            <text:p>Tjoeverh provgrammem jih nommem eksporte-veaskose veeljedh </text:p>
          </table:table-cell>
          <table:table-cell office:value-type="string">
            <text:p>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ksport bekreftelse</text:p>
          </table:table-cell>
          <table:table-cell office:value-type="string">
            <text:p>Eksporten vihtesjimmie <text:s/></text:p>
          </table:table-cell>
          <table:table-cell office:value-type="string">
            <text:p>(export) lea nännoestamme, se rad 12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grammet ble vellykket eksportert til</text:p>
          </table:table-cell>
          <table:table-cell office:value-type="string">
            <text:p>Hijvenlaakan provgrammem guelmiedamme </text:p>
          </table:table-cell>
          <table:table-cell office:value-type="string">
            <text:p>se rad 12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Redigeringsprogram</text:p>
          </table:table-cell>
          <table:table-cell table:style-name="ce4" office:value-type="string">
            <text:p>Staeriedimmie-provgramm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Mappe</text:p>
          </table:table-cell>
          <table:table-cell table:style-name="ce4" office:value-type="string">
            <text:p>Voesse / veaskoe</text:p>
          </table:table-cell>
          <table:table-cell office:value-type="string">
            <text:p>veasko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Manuelt <text:s/></text:p>
          </table:table-cell>
          <table:table-cell table:style-name="ce4" office:value-type="string">
            <text:p>jijtje gïetedidh <text:s/></text:p>
          </table:table-cell>
          <table:table-cell office:value-type="string">
            <text:p>jijtje - jïjtje</text:p>
          </table:table-cell>
          <table:table-cell office:value-type="string">
            <text:p>behandling uten at hovedvekten legges på maskinelle hjelpemidler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Editor</text:p>
          </table:table-cell>
          <table:table-cell table:style-name="ce4" office:value-type="string">
            <text:p>teekste-öörnije / teekste-hammoehtæjja/ <text:span text:style-name="T1">deajvoehtæjja</text:span></text:p>
          </table:table-cell>
          <table:table-cell office:value-type="string">
            <text:p>editor?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Dublisere</text:p>
          </table:table-cell>
          <table:table-cell table:style-name="ce4" office:value-type="string">
            <text:p>daatah juhtedh/ daatah jarkoestidh / daatah <text:s/>seedtedh </text:p>
          </table:table-cell>
          <table:table-cell office:value-type="string">
            <text:p>guelmiedidh, se rad 121</text:p>
          </table:table-cell>
          <table:table-cell office:value-type="string">
            <text:p>overføre data fra ett datamedium til et annet medium som har samme fysiske form som kilden. Eks :overføre data fra ett magnetbånd til <text:s/>annet magnetbånd.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Duplisere </text:p>
          </table:table-cell>
          <table:table-cell table:style-name="ce4" office:value-type="string">
            <text:p>kopiere <text:s/>- guelmiedidh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Eksportør</text:p>
          </table:table-cell>
          <table:table-cell table:style-name="ce4" office:value-type="string">
            <text:p>eksportööre</text:p>
          </table:table-cell>
          <table:table-cell office:value-type="string">
            <text:p>se rad 12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Importør</text:p>
          </table:table-cell>
          <table:table-cell table:style-name="ce4" office:value-type="string">
            <text:p>importööre</text:p>
          </table:table-cell>
          <table:table-cell office:value-type="string">
            <text:p>se rad 12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Lydfiler</text:p>
          </table:table-cell>
          <table:table-cell table:style-name="ce4" office:value-type="string">
            <text:p>tjoejenasshfijlh / tjoejefijlh</text:p>
          </table:table-cell>
          <table:table-cell office:value-type="string">
            <text:p>tjoejefijlh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Harddisk</text:p>
          </table:table-cell>
          <table:table-cell table:style-name="ce4" office:value-type="string">
            <text:p>våarhkoesæjjetje / daatan-våarhkoesæjjetje </text:p>
          </table:table-cell>
          <table:table-cell office:value-type="string">
            <text:p>våarhkoesijjie</text:p>
          </table:table-cell>
          <table:table-cell office:value-type="string">
            <text:p>Stiv plate i et harddiskdrev. Platen er fastmontert slik at brukeren ikke kan fjerne den fra drevet 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Harddiskdrev</text:p>
          </table:table-cell>
          <table:table-cell table:style-name="ce4" office:value-type="string">
            <text:p><text:s text:c="37"/>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Eksport bekreftelse</text:p>
          </table:table-cell>
          <table:table-cell table:style-name="ce4" office:value-type="string">
            <text:p>våarhkoesijjie/ daatan-våarhkoesijjie</text:p>
          </table:table-cell>
          <table:table-cell office:value-type="string">
            <text:p>*</text:p>
          </table:table-cell>
          <table:table-cell office:value-type="string">
            <text:p>Lagringsenhet som leser og skriver data på en eller flere hardisker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>
            <text:p>Import bekreftelse </text:p>
          </table:table-cell>
          <table:table-cell table:style-name="ce4" office:value-type="string">
            <text:p>Eksporten vihtesjimmie</text:p>
          </table:table-cell>
          <table:table-cell office:value-type="string">
            <text:p>*</text:p>
          </table:table-cell>
          <table:table-cell table:number-columns-repeated="1020"/>
        </table:table-row>
      </table:table>
      <table:table table:name="Ark2" table:style-name="ta2" table:print="false">
        <table:table-column table:style-name="co6" table:number-columns-repeated="257" table:default-cell-style-name="Default"/>
        <table:table-column table:style-name="co7" table:number-columns-repeated="767" table:default-cell-style-name="Default"/>
        <table:table-row table:style-name="ro3">
          <table:table-cell table:number-columns-repeated="1024"/>
        </table:table-row>
      </table:table>
      <table:table table:name="Ark3" table:style-name="ta3" table:print="false">
        <table:table-column table:style-name="co6" table:number-columns-repeated="257" table:default-cell-style-name="Default"/>
        <table:table-column table:style-name="co7" table:number-columns-repeated="767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b" fo:country="NO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kr</number:text>
    </number:number-style>
    <number:number-style style:name="N106">
      <number:text>-</number:text>
      <number:number number:decimal-places="0" number:min-integer-digits="1" number:grouping="true"/>
      <number:text> kr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kr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kr</number:text>
    </number:number-style>
    <number:number-style style:name="N108">
      <number:text>-</number:text>
      <number:number number:decimal-places="2" number:min-integer-digits="1" number:grouping="true"/>
      <number:text> kr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kr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 </number:text>
    </number:number-style>
    <number:number-style style:name="N114P1" style:volatile="true">
      <number:text>-</number:text>
      <number:number number:decimal-places="0" number:min-integer-digits="1" number:grouping="true"/>
      <number:text>     </number:text>
    </number:number-style>
    <number:number-style style:name="N114P2" style:volatile="true">
      <number:text> -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kr </number:text>
    </number:number-style>
    <number:number-style style:name="N115P1" style:volatile="true">
      <number:text>-</number:text>
      <number:number number:decimal-places="0" number:min-integer-digits="1" number:grouping="true"/>
      <number:text> kr </number:text>
    </number:number-style>
    <number:number-style style:name="N115P2" style:volatile="true">
      <number:text> - kr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 </number:text>
    </number:number-style>
    <number:number-style style:name="N116P1" style:volatile="true">
      <number:text>-</number:text>
      <number:number number:decimal-places="2" number:min-integer-digits="1" number:grouping="true"/>
      <number:text>     </number:text>
    </number:number-style>
    <number:number-style style:name="N116P2" style:volatile="true">
      <number:text> -</number:text>
      <number:number number:decimal-places="0" number:min-integer-digits="0"/>
      <number:text>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kr </number:text>
    </number:number-style>
    <number:number-style style:name="N117P1" style:volatile="true">
      <number:text>-</number:text>
      <number:number number:decimal-places="2" number:min-integer-digits="1" number:grouping="true"/>
      <number:text> kr </number:text>
    </number:number-style>
    <number:number-style style:name="N117P2" style:volatile="true">
      <number:text> -</number:text>
      <number:number number:decimal-places="0" number:min-integer-digits="0"/>
      <number:text> kr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kr </number:text>
      <number:number number:decimal-places="0" number:min-integer-digits="1" number:grouping="true"/>
      <number:text> </number:text>
    </number:number-style>
    <number:number-style style:name="N122">
      <number:text>(kr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kr </number:text>
      <number:number number:decimal-places="2" number:min-integer-digits="1" number:grouping="true"/>
      <number:text> </number:text>
    </number:number-style>
    <number:number-style style:name="N124">
      <number:text>(kr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kr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kr </number:text>
      <number:number number:decimal-places="0" number:min-integer-digits="1" number:grouping="true"/>
      <number:text> </number:text>
    </number:number-style>
    <number:number-style style:name="N126P1" style:volatile="true">
      <number:text> kr (</number:text>
      <number:number number:decimal-places="0" number:min-integer-digits="1" number:grouping="true"/>
      <number:text>)</number:text>
    </number:number-style>
    <number:number-style style:name="N126P2" style:volatile="true">
      <number:text> kr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kr </number:text>
      <number:number number:decimal-places="2" number:min-integer-digits="1" number:grouping="true"/>
      <number:text> </number:text>
    </number:number-style>
    <number:number-style style:name="N128P1" style:volatile="true">
      <number:text> kr (</number:text>
      <number:number number:decimal-places="2" number:min-integer-digits="1" number:grouping="true"/>
      <number:text>)</number:text>
    </number:number-style>
    <number:number-style style:name="N128P2" style:volatile="true">
      <number:text> kr 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Ja</number:text>
    </number:number-style>
    <number:number-style style:name="N130P1" style:volatile="true">
      <number:text>Ja</number:text>
    </number:number-style>
    <number:number-style style:name="N130">
      <number:text>Nei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Sann</number:text>
    </number:number-style>
    <number:number-style style:name="N131P1" style:volatile="true">
      <number:text>Sann</number:text>
    </number:number-style>
    <number:number-style style:name="N131">
      <number:text>Usann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På</number:text>
    </number:number-style>
    <number:number-style style:name="N132P1" style:volatile="true">
      <number:text>På</number:text>
    </number:number-style>
    <number:number-style style:name="N132">
      <number:text>Av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Ja</number:text>
    </number:number-style>
    <number:number-style style:name="N133P1" style:volatile="true">
      <number:text>Ja</number:text>
    </number:number-style>
    <number:number-style style:name="N133">
      <number:text>Nej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Sant</number:text>
    </number:number-style>
    <number:number-style style:name="N134P1" style:volatile="true">
      <number:text>Sant</number:text>
    </number:number-style>
    <number:number-style style:name="N134">
      <number:text>Falskt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6">06.03.2009</text:date>, <text:time>14:33:1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bp</meta:initial-creator>
    <meta:creation-date>2006-12-18T14:16:57</meta:creation-date>
    <dc:creator>David</dc:creator>
    <dc:date>2007-04-18T09:50:06</dc:date>
    <meta:generator>OpenOffice.org/3.0$Unix OpenOffice.org_project/300m9$Build-9358</meta:generator>
    <meta:document-statistic meta:table-count="3" meta:cell-count="433" meta:object-count="0"/>
  </office:meta>
</office:document-meta>
</file>